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7.645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46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138in solid #000000" style:diagonal-bl-tr="none" style:diagonal-tl-br="none" fo:border-left="0.0346in solid #000000" fo:border-right="0.0346in solid #000000" style:rotation-align="none" fo:border-top="0.0346in solid #000000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fo:border-bottom="0.0138in solid #000000" style:diagonal-bl-tr="none" style:diagonal-tl-br="none" fo:border-left="0.0346in solid #000000" fo:border-right="0.0346in solid #000000" style:rotation-align="none" fo:border-top="0.0138in solid #000000"/>
    </style:style>
    <style:style style:name="ce4" style:family="table-cell" style:parent-style-name="Excel_20_Built-in_20_Normal">
      <style:table-cell-properties fo:border-bottom="0.0138in solid #000000" style:diagonal-bl-tr="none" style:diagonal-tl-br="none" fo:border-left="0.0346in solid #000000" fo:border-right="0.0346in solid #000000" style:rotation-align="none" fo:border-top="0.0346in solid #000000"/>
    </style:style>
    <style:style style:name="ce5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0.0138in solid #000000"/>
    </style:style>
    <style:style style:name="ce6" style:family="table-cell" style:parent-style-name="Excel_20_Built-in_20_Normal">
      <style:table-cell-properties style:diagonal-bl-tr="none" style:diagonal-tl-br="none" fo:border="0.0346in solid #000000" style:rotation-align="none"/>
    </style:style>
    <style:style style:name="ce7" style:family="table-cell" style:parent-style-name="Default">
      <style:table-cell-properties fo:border="0.0346in solid #000000"/>
    </style:style>
    <style:style style:name="ce8" style:family="table-cell" style:parent-style-name="Excel_20_Built-in_20_Normal">
      <style:table-cell-properties fo:border="0.0346in solid #000000"/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fo:border="0.0346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office:value-type="string">
            <text:p>BR#</text:p>
          </table:table-cell>
          <table:table-cell table:style-name="ce1" office:value-type="string">
            <text:p>Module Name</text:p>
          </table:table-cell>
          <table:table-cell table:style-name="ce1" office:value-type="string">
            <text:p>Applicable Role</text:p>
          </table:table-cell>
          <table:table-cell table:style-name="ce1" office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1</text:p>
          </table:table-cell>
          <table:table-cell table:style-name="ce4" office:value-type="string">
            <text:p>Login and logout</text:p>
          </table:table-cell>
          <table:table-cell table:style-name="ce4" office:value-type="string">
            <text:p>Citizen</text:p>
          </table:table-cell>
          <table:table-cell table:style-name="ce4" office:value-type="string">
            <text:p><text:s/>Citizen : Citizen can login and logout the page.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B2</text:p>
          </table:table-cell>
          <table:table-cell table:style-name="ce4" office:value-type="string">
            <text:p>Sing up</text:p>
          </table:table-cell>
          <table:table-cell table:style-name="ce4" office:value-type="string">
            <text:p>Citizen</text:p>
          </table:table-cell>
          <table:table-cell table:style-name="ce4" office:value-type="string">
            <text:p>Citizen register in website.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4" office:value-type="string">
            <text:p>B3</text:p>
          </table:table-cell>
          <table:table-cell table:style-name="ce4" office:value-type="string">
            <text:p>Filtrer</text:p>
          </table:table-cell>
          <table:table-cell table:style-name="ce4" office:value-type="string">
            <text:p>Authorized Person</text:p>
          </table:table-cell>
          <table:table-cell table:style-name="ce4" office:value-type="string">
            <text:p>Authorized Person can Filter the Citizen based on their requirement.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>
            <text:p>B4</text:p>
          </table:table-cell>
          <table:table-cell table:style-name="ce4" office:value-type="string">
            <text:p>Search</text:p>
          </table:table-cell>
          <table:table-cell table:style-name="ce4" office:value-type="string">
            <text:p>Citizen</text:p>
          </table:table-cell>
          <table:table-cell table:style-name="ce4" office:value-type="string">
            <text:p>Citizen : They can search based on their requirement.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Authorized Person</text:p>
          </table:table-cell>
          <table:table-cell table:style-name="ce3" office:value-type="string">
            <text:p>Authorized Person : They can search citizen based on requirement on their life.</text:p>
          </table:table-cell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2">
          <table:table-cell table:style-name="ce4" office:value-type="string">
            <text:p>B5</text:p>
          </table:table-cell>
          <table:table-cell table:style-name="ce4" office:value-type="string">
            <text:p>User Profile</text:p>
          </table:table-cell>
          <table:table-cell table:style-name="ce4" office:value-type="string">
            <text:p>Citizen</text:p>
          </table:table-cell>
          <table:table-cell table:style-name="ce4" office:value-type="string">
            <text:p>Citzen Details.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Authorized Person</text:p>
          </table:table-cell>
          <table:table-cell table:style-name="ce3" office:value-type="string">
            <text:p>Authorized Person Details.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6" office:value-type="string">
            <text:p>B6</text:p>
          </table:table-cell>
          <table:table-cell table:style-name="ce6" office:value-type="string">
            <text:p>Notifications</text:p>
          </table:table-cell>
          <table:table-cell table:style-name="ce6" office:value-type="string">
            <text:p>Citizen</text:p>
          </table:table-cell>
          <table:table-cell table:style-name="ce6" office:value-type="string">
            <text:p>Citizen can get notifications if the new feafeatures are available.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Default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8" office:value-type="string">
            <text:p>B7</text:p>
          </table:table-cell>
          <table:table-cell table:style-name="ce9" office:value-type="string">
            <text:p>Submit</text:p>
          </table:table-cell>
          <table:table-cell table:style-name="ce9" office:value-type="string">
            <text:p>Citizen</text:p>
          </table:table-cell>
          <table:table-cell table:style-name="ce9" office:value-type="string">
            <text:p>Citizen click on submit button when they requirement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₹ </number:text>
      <number:number number:decimal-places="0" number:min-integer-digits="1" number:grouping="true"/>
      <number:text> </number:text>
    </number:number-style>
    <number:number-style style:name="N119P1" style:volatile="true">
      <number:text> ₹ -</number:text>
      <number:number number:decimal-places="0" number:min-integer-digits="1" number:grouping="true"/>
      <number:text> </number:text>
    </number:number-style>
    <number:number-style style:name="N119P2" style:volatile="true">
      <number:text> ₹ 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2/14/2018</text:date>, <text:time>17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4T17:39:51.93</dc:date>
    <meta:generator>OpenOffice/4.1.3$Win32 OpenOffice.org_project/413m1$Build-9783</meta:generator>
    <meta:editing-duration>PT51M28S</meta:editing-duration>
    <meta:editing-cycles>1</meta:editing-cycles>
    <meta:document-statistic meta:table-count="1" meta:cell-count="36" meta:object-count="0"/>
  </office:meta>
</office:document-meta>
</file>